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8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9" style:family="graphic" style:parent-style-name="standard">
      <style:graphic-properties svg:stroke-width="0cm" draw:fill="solid" draw:fill-color="#000000" draw:textarea-horizontal-align="justify" draw:textarea-vertical-align="middle" draw:auto-grow-height="false" fo:padding-top="0.087cm" fo:padding-bottom="0.087cm" fo:padding-left="0.212cm" fo:padding-right="0.212cm"/>
    </style:style>
    <style:style style:name="gr10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.03cm" svg:stroke-color="#000000" draw:marker-start-width="0.3cm" draw:marker-start-center="false" draw:marker-end="Arrow" draw:marker-end-width="0.3cm" draw:marker-end-center="false" draw:fill="none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.03cm" svg:stroke-color="#000000" draw:marker-start-width="0.09cm" draw:marker-start-center="false" draw:marker-end="Rounded_20_short_20_Arrow" draw:marker-end-width="0.101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20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099cm" fo:padding-bottom="0.099cm" fo:padding-left="0.224cm" fo:padding-right="0.224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stroke="solid" draw:stroke-dash="Dash_20_496" svg:stroke-width="0.03cm" svg:stroke-color="#000000" draw:marker-start-width="0.3cm" draw:marker-start-center="false" draw:marker-end-width="0.3cm" draw:marker-end-center="false" draw:fill="solid" draw:fill-color="#b3b3b3" draw:fill-gradient-name="Gradient_20_10" draw:fill-hatch-name="Hatch_20_63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_20_497" svg:stroke-width="0.03cm" svg:stroke-color="#000000" draw:marker-start-width="0.3cm" draw:marker-start-center="false" draw:marker-end-width="0.3cm" draw:marker-end-center="false" draw:fill="none" draw:fill-color="#b3b3b3" draw:fill-gradient-name="Gradient_20_10" draw:fill-hatch-name="Hatch_20_63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_20_498" svg:stroke-width="0.03cm" svg:stroke-color="#000000" draw:marker-start-width="0.3cm" draw:marker-start-center="false" draw:marker-end-width="0.3cm" draw:marker-end-center="false" draw:fill="solid" draw:fill-color="#b3b3b3" draw:fill-gradient-name="Gradient_20_10" draw:fill-hatch-name="Hatch_20_63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5" style:family="graphic" style:parent-style-name="standard">
      <style:graphic-properties draw:ole-draw-aspect="1" style:protect="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-0.189cm" svg:height="-0.419cm" svg:x="6.436cm" svg:y="2.877cm" draw:kind="arc" draw:start-angle="180.43" draw:end-angle="0.26">
            <text:p/>
          </draw:ellipse>
          <draw:ellipse draw:style-name="gr2" draw:text-style-name="P1" draw:layer="layout" svg:width="-0.189cm" svg:height="-0.419cm" svg:x="6.247cm" svg:y="2.877cm" draw:kind="arc" draw:start-angle="180.43" draw:end-angle="0.26">
            <text:p/>
          </draw:ellipse>
          <draw:ellipse draw:style-name="gr3" draw:text-style-name="P1" draw:layer="layout" svg:width="-0.189cm" svg:height="-0.42cm" svg:x="6.059cm" svg:y="2.877cm" draw:kind="arc" draw:start-angle="180.43" draw:end-angle="0.26">
            <text:p/>
          </draw:ellipse>
          <draw:ellipse draw:style-name="gr4" draw:text-style-name="P1" draw:layer="layout" svg:width="-0.19cm" svg:height="-0.419cm" svg:x="5.871cm" svg:y="2.877cm" draw:kind="arc" draw:start-angle="180.43" draw:end-angle="0.26">
            <text:p/>
          </draw:ellipse>
          <draw:line draw:style-name="gr5" draw:text-style-name="P1" draw:layer="layout" svg:x1="5.681cm" svg:y1="2.668cm" svg:x2="5.565cm" svg:y2="2.668cm">
            <text:p/>
          </draw:line>
          <draw:line draw:style-name="gr6" draw:text-style-name="P1" draw:layer="layout" svg:x1="6.552cm" svg:y1="2.668cm" svg:x2="6.436cm" svg:y2="2.668cm">
            <text:p/>
          </draw:line>
        </draw:g>
        <draw:line draw:style-name="gr7" draw:text-style-name="P2" draw:layer="layout" svg:x1="6.553cm" svg:y1="3.321cm" svg:x2="6.553cm" svg:y2="2.66cm">
          <text:p/>
        </draw:line>
        <draw:line draw:style-name="gr7" draw:text-style-name="P2" draw:layer="layout" svg:x1="4.673cm" svg:y1="2.671cm" svg:x2="4.673cm" svg:y2="3.321cm">
          <text:p/>
        </draw:line>
        <draw:custom-shape draw:style-name="gr8" draw:text-style-name="P2" draw:layer="layout" svg:width="0.508cm" svg:height="0.508cm" svg:x="1.065cm" svg:y="2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11cm" svg:height="0.072cm" svg:x="1.268cm" svg:y="2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111cm" svg:height="0.072cm" svg:x="1.268cm" svg:y="2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.319cm" svg:y1="0.375cm" svg:x2="3.533cm" svg:y2="0.375cm">
          <text:p/>
        </draw:line>
        <draw:line draw:style-name="gr7" draw:text-style-name="P2" draw:layer="layout" svg:x1="1.321cm" svg:y1="3.535cm" svg:x2="1.321cm" svg:y2="2.906cm">
          <text:p/>
        </draw:line>
        <draw:line draw:style-name="gr7" draw:text-style-name="P2" draw:layer="layout" svg:x1="1.32cm" svg:y1="3.534cm" svg:x2="3.524cm" svg:y2="3.534cm">
          <text:p/>
        </draw:line>
        <draw:g>
          <draw:ellipse draw:style-name="gr10" draw:text-style-name="P1" draw:layer="layout" svg:width="0.189cm" svg:height="0.403cm" draw:transform="rotate (-1.57079632679579) translate (2.478cm 2.403cm)" draw:kind="arc" draw:start-angle="180.43" draw:end-angle="0.26">
            <text:p/>
          </draw:ellipse>
          <draw:ellipse draw:style-name="gr11" draw:text-style-name="P1" draw:layer="layout" svg:width="0.189cm" svg:height="0.403cm" draw:transform="rotate (-1.57079632679579) translate (2.478cm 2.592cm)" draw:kind="arc" draw:start-angle="180.43" draw:end-angle="0.26">
            <text:p/>
          </draw:ellipse>
          <draw:ellipse draw:style-name="gr12" draw:text-style-name="P1" draw:layer="layout" svg:width="0.189cm" svg:height="0.404cm" draw:transform="rotate (-1.57079632679579) translate (2.478cm 2.78cm)" draw:kind="arc" draw:start-angle="180.43" draw:end-angle="0.26">
            <text:p/>
          </draw:ellipse>
          <draw:ellipse draw:style-name="gr13" draw:text-style-name="P1" draw:layer="layout" svg:width="0.19cm" svg:height="0.403cm" draw:transform="rotate (-1.57079632679579) translate (2.478cm 2.968cm)" draw:kind="arc" draw:start-angle="180.43" draw:end-angle="0.26">
            <text:p/>
          </draw:ellipse>
          <draw:line draw:style-name="gr14" draw:text-style-name="P1" draw:layer="layout" svg:x1="2.277cm" svg:y1="3.158cm" svg:x2="2.277cm" svg:y2="3.274cm">
            <text:p/>
          </draw:line>
          <draw:line draw:style-name="gr15" draw:text-style-name="P1" draw:layer="layout" svg:x1="2.277cm" svg:y1="2.287cm" svg:x2="2.277cm" svg:y2="2.403cm">
            <text:p/>
          </draw:line>
        </draw:g>
        <draw:g>
          <draw:glue-point draw:id="4" svg:x="-2.136cm" svg:y="-5.375cm"/>
          <draw:glue-point draw:id="5" svg:x="-2.136cm" svg:y="5.375cm"/>
          <draw:rect draw:style-name="gr16" draw:text-style-name="P3" draw:layer="layout" svg:width="0.195cm" svg:height="0.502cm" svg:x="2.173cm" svg:y="0.523cm">
            <text:p/>
          </draw:rect>
          <draw:line draw:style-name="gr17" draw:text-style-name="P3" draw:layer="layout" svg:x1="2.269cm" svg:y1="1.021cm" svg:x2="2.269cm" svg:y2="1.171cm">
            <text:p/>
          </draw:line>
          <draw:line draw:style-name="gr18" draw:text-style-name="P3" draw:layer="layout" svg:x1="2.269cm" svg:y1="0.523cm" svg:x2="2.269cm" svg:y2="0.371cm">
            <text:p/>
          </draw:line>
          <draw:line draw:style-name="gr19" draw:text-style-name="P3" draw:layer="layout" svg:x1="2.508cm" svg:y1="0.773cm" svg:x2="2.365cm" svg:y2="0.773cm">
            <text:p/>
          </draw:line>
        </draw:g>
        <draw:line draw:style-name="gr7" draw:text-style-name="P2" draw:layer="layout" svg:x1="2.285cm" svg:y1="3.28cm" svg:x2="2.285cm" svg:y2="3.534cm">
          <text:p/>
        </draw:line>
        <draw:line draw:style-name="gr20" draw:text-style-name="P2" draw:layer="layout" svg:x1="5.638cm" svg:y1="3.057cm" svg:x2="5.638cm" svg:y2="3.575cm">
          <text:p/>
        </draw:line>
        <draw:line draw:style-name="gr21" draw:text-style-name="P2" draw:layer="layout" svg:x1="5.527cm" svg:y1="3.148cm" svg:x2="5.527cm" svg:y2="3.493cm">
          <text:p/>
        </draw:line>
        <draw:line draw:style-name="gr7" draw:text-style-name="P2" draw:layer="layout" svg:x1="4.673cm" svg:y1="3.321cm" svg:x2="5.547cm" svg:y2="3.321cm">
          <text:p/>
        </draw:line>
        <draw:line draw:style-name="gr7" draw:text-style-name="P2" draw:layer="layout" svg:x1="5.649cm" svg:y1="3.321cm" svg:x2="6.553cm" svg:y2="3.321cm">
          <text:p/>
        </draw:line>
        <draw:g>
          <draw:line draw:style-name="gr22" draw:text-style-name="P4" draw:layer="layout" svg:x1="1.323cm" svg:y1="2.264cm" svg:x2="1.323cm" svg:y2="2.087cm">
            <text:p/>
          </draw:line>
          <draw:rect draw:style-name="gr23" draw:text-style-name="P5" draw:layer="layout" svg:width="0.532cm" svg:height="0.234cm" draw:transform="rotate (1.5707963267946) translate (1.207cm 2.088cm)">
            <text:p/>
          </draw:rect>
          <draw:line draw:style-name="gr24" draw:text-style-name="P4" draw:layer="layout" svg:x1="1.323cm" svg:y1="1.38cm" svg:x2="1.323cm" svg:y2="1.557cm">
            <text:p/>
          </draw:line>
        </draw:g>
        <draw:g>
          <draw:line draw:style-name="gr22" draw:text-style-name="P4" draw:layer="layout" svg:x1="2.278cm" svg:y1="2.295cm" svg:x2="2.278cm" svg:y2="2.118cm">
            <text:p/>
          </draw:line>
          <draw:rect draw:style-name="gr23" draw:text-style-name="P5" draw:layer="layout" svg:width="0.532cm" svg:height="0.234cm" draw:transform="rotate (1.5707963267946) translate (2.162cm 2.119cm)">
            <text:p/>
          </draw:rect>
          <draw:line draw:style-name="gr24" draw:text-style-name="P4" draw:layer="layout" svg:x1="2.278cm" svg:y1="1.411cm" svg:x2="2.278cm" svg:y2="1.588cm">
            <text:p/>
          </draw:line>
        </draw:g>
        <draw:line draw:style-name="gr7" draw:text-style-name="P2" draw:layer="layout" svg:x1="2.274cm" svg:y1="1.421cm" svg:x2="2.274cm" svg:y2="1.167cm">
          <text:p/>
        </draw:line>
        <draw:line draw:style-name="gr7" draw:text-style-name="P2" draw:layer="layout" svg:x1="1.319cm" svg:y1="1.492cm" svg:x2="1.319cm" svg:y2="0.374cm">
          <text:p/>
        </draw:line>
        <draw:line draw:style-name="gr7" draw:text-style-name="P2" draw:layer="layout" svg:x1="2.508cm" svg:y1="0.761cm" svg:x2="2.508cm" svg:y2="0.364cm">
          <text:p/>
        </draw:line>
        <draw:custom-shape draw:style-name="gr8" draw:text-style-name="P2" draw:layer="layout" svg:width="0.508cm" svg:height="0.508cm" svg:x="6.858cm" svg:y="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111cm" svg:height="0.072cm" svg:x="7.061cm" svg:y="2.2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111cm" svg:height="0.072cm" svg:x="7.061cm" svg:y="2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7.114cm" svg:y1="3.536cm" svg:x2="7.114cm" svg:y2="2.907cm">
          <text:p/>
        </draw:line>
        <draw:g>
          <draw:line draw:style-name="gr22" draw:text-style-name="P4" draw:layer="layout" svg:x1="7.116cm" svg:y1="2.265cm" svg:x2="7.116cm" svg:y2="2.088cm">
            <text:p/>
          </draw:line>
          <draw:rect draw:style-name="gr23" draw:text-style-name="P5" draw:layer="layout" svg:width="0.532cm" svg:height="0.234cm" draw:transform="rotate (1.5707963267946) translate (7cm 2.089cm)">
            <text:p/>
          </draw:rect>
          <draw:line draw:style-name="gr24" draw:text-style-name="P4" draw:layer="layout" svg:x1="7.116cm" svg:y1="1.381cm" svg:x2="7.116cm" svg:y2="1.558cm">
            <text:p/>
          </draw:line>
        </draw:g>
        <draw:line draw:style-name="gr7" draw:text-style-name="P2" draw:layer="layout" svg:x1="7.112cm" svg:y1="1.493cm" svg:x2="7.112cm" svg:y2="0.375cm">
          <text:p/>
        </draw:line>
        <draw:line draw:style-name="gr7" draw:text-style-name="P2" draw:layer="layout" svg:x1="7.112cm" svg:y1="3.534cm" svg:x2="8.392cm" svg:y2="3.534cm">
          <text:p/>
        </draw:line>
        <draw:line draw:style-name="gr7" draw:text-style-name="P2" draw:layer="layout" svg:x1="7.112cm" svg:y1="0.385cm" svg:x2="8.392cm" svg:y2="0.385cm">
          <text:p/>
        </draw:line>
        <draw:frame draw:style-name="gr25" draw:layer="layout" svg:width="0.638cm" svg:height="0.529cm" svg:x="1.39cm" svg:y="1.52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5" draw:layer="layout" svg:width="0.693cm" svg:height="0.529cm" svg:x="2.437cm" svg:y="1.5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5" draw:layer="layout" svg:width="0.693cm" svg:height="0.529cm" svg:x="4.714cm" svg:y="1.9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5" draw:layer="layout" svg:width="0.638cm" svg:height="0.529cm" svg:x="6.321cm" svg:y="1.53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line draw:style-name="gr22" draw:text-style-name="P4" draw:layer="layout" svg:x1="4.673cm" svg:y1="2.665cm" svg:x2="4.85cm" svg:y2="2.665cm">
            <text:p/>
          </draw:line>
          <draw:rect draw:style-name="gr23" draw:text-style-name="P5" draw:layer="layout" svg:width="0.532cm" svg:height="0.234cm" svg:x="4.849cm" svg:y="2.549cm">
            <text:p/>
          </draw:rect>
          <draw:line draw:style-name="gr24" draw:text-style-name="P4" draw:layer="layout" svg:x1="5.557cm" svg:y1="2.665cm" svg:x2="5.38cm" svg:y2="2.665cm">
            <text:p/>
          </draw:line>
        </draw:g>
        <draw:frame draw:style-name="gr25" draw:layer="layout" svg:width="0.493cm" svg:height="0.516cm" svg:x="0.507cm" svg:y="2.34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5" draw:layer="layout" svg:width="0.493cm" svg:height="0.516cm" svg:x="7.457cm" svg:y="2.34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5" draw:layer="layout" svg:width="0.459cm" svg:height="0.516cm" svg:x="3.207cm" svg:y="1.58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5" draw:layer="layout" svg:width="0.459cm" svg:height="0.516cm" svg:x="8.085cm" svg:y="1.56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6" draw:layer="layout" svg:width="0.875cm" svg:height="0.965cm" svg:x="0.33cm" svg:y="1.529cm">
          <draw:text-box>
            <text:p>+</text:p>
          </draw:text-box>
        </draw:frame>
        <draw:frame draw:style-name="gr27" draw:layer="layout" svg:width="0.714cm" svg:height="0.962cm" svg:x="0.415cm" svg:y="2.508cm">
          <draw:text-box>
            <text:p>-</text:p>
          </draw:text-box>
        </draw:frame>
        <draw:frame draw:style-name="gr26" draw:layer="layout" svg:width="0.875cm" svg:height="0.965cm" svg:x="3.016cm" svg:y="0.578cm">
          <draw:text-box>
            <text:p>+</text:p>
          </draw:text-box>
        </draw:frame>
        <draw:frame draw:style-name="gr26" draw:layer="layout" svg:width="0.875cm" svg:height="0.965cm" svg:x="7.274cm" svg:y="1.543cm">
          <draw:text-box>
            <text:p>+</text:p>
          </draw:text-box>
        </draw:frame>
        <draw:frame draw:style-name="gr26" draw:layer="layout" svg:width="0.875cm" svg:height="0.965cm" svg:x="7.923cm" svg:y="0.537cm">
          <draw:text-box>
            <text:p>+</text:p>
          </draw:text-box>
        </draw:frame>
        <draw:frame draw:style-name="gr27" draw:layer="layout" svg:width="0.714cm" svg:height="0.962cm" svg:x="3.057cm" svg:y="2.481cm">
          <draw:text-box>
            <text:p>-</text:p>
          </draw:text-box>
        </draw:frame>
        <draw:frame draw:style-name="gr27" draw:layer="layout" svg:width="0.714cm" svg:height="0.962cm" svg:x="7.383cm" svg:y="2.48cm">
          <draw:text-box>
            <text:p>-</text:p>
          </draw:text-box>
        </draw:frame>
        <draw:frame draw:style-name="gr27" draw:layer="layout" svg:width="0.714cm" svg:height="0.962cm" svg:x="8.006cm" svg:y="2.491cm">
          <draw:text-box>
            <text:p>-</text:p>
          </draw:text-box>
        </draw:frame>
        <draw:line draw:style-name="gr28" draw:text-style-name="P2" draw:layer="layout" svg:x1="1.147cm" svg:y1="0.517cm" svg:x2="1.147cm" svg:y2="1.432cm">
          <text:p/>
        </draw:line>
        <draw:frame draw:style-name="gr25" draw:layer="layout" svg:width="0.575cm" svg:height="0.576cm" svg:x="0.592cm" svg:y="0.65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5" draw:layer="layout" svg:width="0.575cm" svg:height="0.576cm" svg:x="6.283cm" svg:y="0.7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28" draw:text-style-name="P2" draw:layer="layout" svg:x1="6.959cm" svg:y1="0.445cm" svg:x2="6.959cm" svg:y2="1.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620" draw:display-name="Hatch 620" draw:style="single" draw:color="#000000" draw:distance="0.011cm" draw:rotation="0"/>
    <draw:hatch draw:name="Hatch_20_622" draw:display-name="Hatch 622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30" draw:display-name="Hatch 630" draw:style="single" draw:color="#000000" draw:distance="0.011cm" draw:rotation="0"/>
    <draw:hatch draw:name="Hatch_20_632" draw:display-name="Hatch 632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6" draw:display-name="Hatch 636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dc:date>2011-08-04T10:52:01</dc:date>
    <dc:creator>khalid khan</dc:creator>
    <meta:document-statistic meta:object-count="78"/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R</math:mi>
      <math:mi>q</math:mi>
    </math:msub>
    <math:annotation math:encoding="StarMath 5.0">R_q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q</math:mi>
      </math:msub>
      <math:mo math:stretchy="false">ˆ</math:mo>
    </math:mover>
    <math:annotation math:encoding="StarMath 5.0">hat {I}_q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R</math:mi>
      <math:mi>m</math:mi>
    </math:msub>
    <math:annotation math:encoding="StarMath 5.0">R_m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R</math:mi>
      <math:mi>m</math:mi>
    </math:msub>
    <math:annotation math:encoding="StarMath 5.0">R_m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R</math:mi>
      <math:mi>q</math:mi>
    </math:msub>
    <math:annotation math:encoding="StarMath 5.0">R_q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ver math:accent="true">
      <math:mi>E</math:mi>
      <math:mo math:stretchy="false">ˆ</math:mo>
    </math:mover>
    <math:annotation math:encoding="StarMath 5.0">hat 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i>E</math:mi>
      <math:mo math:stretchy="false">ˆ</math:mo>
    </math:mover>
    <math:annotation math:encoding="StarMath 5.0">hat E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ˆ</math:mo>
    </math:mover>
    <math:annotation math:encoding="StarMath 5.0">hat V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q</math:mi>
      </math:msub>
      <math:mo math:stretchy="false">ˆ</math:mo>
    </math:mover>
    <math:annotation math:encoding="StarMath 5.0">hat {I}_q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ˆ</math:mo>
    </math:mover>
    <math:annotation math:encoding="StarMath 5.0">hat V</math:annotation>
  </math:semantics>
</math:math>
</file>